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/>
      <text:p text:style-name="P1">My experience with web arch has been incredibly varied. Most of the knowledge that I have comes from deciding to build something on the web and fumbling around for a seemingly infinite period of time until it works. I am most competent in CSS and html (and vaguely understand how to make these things from scratch), however I can almost constantly confused about JS, Jquery, and how all the pieces fit together. </text:p>
      <text:p text:style-name="P1"/>
      <text:p text:style-name="P1"/>
      <text:p text:style-name="P1"><text:s text:c="4"/>Two of my favorite features are:</text:p>
      <text:p text:style-name="P1"/>
      <text:p text:style-name="P1"><text:s text:c="4"/>- Chrome's incognito mode</text:p>
      <text:p text:style-name="P1"><text:s text:c="4"/>- Using an obscene about of tabs in Chrome and FireFox to keep track of things I need to do/read</text:p>
      <text:p text:style-name="P1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4.72</meta:generator>
  </office:meta>
</office:document-meta>
</file>